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n este trabajo analizamos las inconsistencias y contradicciones en que se sustenta la traducción ¿andaluza? de Le petit prince. Discutimos la idea de normalización lingüística subyacente a su propuesta y demostramos cómo, desde una perspectiva teórica, el traductor ignora consciente o inconscientemente el espacio variacional en que se inscriben la lengua española y sus variedades (no sólo geográficas), y de qué modo, en la práctica, el autor produce una hipertrofia en su texto de los fenómenos de interferencia lingüística consustanciales a todo proceso de traducción, buscando de forma premeditada y constante la divergencia respecto de la traducción española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3:47:22.128000000</dc:date>
    <meta:editing-duration>PT10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98" meta:character-count="667" meta:non-whitespace-character-count="569"/>
  </office:meta>
</office:document-meta>
</file>